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3cm" fo:margin-left="0cm" fo:margin-right="-0.012cm" table:align="margins" style:may-break-between-rows="true"/>
    </style:style>
    <style:style style:name="Tabella2.A" style:family="table-column">
      <style:table-column-properties style:column-width="4.048cm" style:rel-column-width="15593*"/>
    </style:style>
    <style:style style:name="Tabella2.B" style:family="table-column">
      <style:table-column-properties style:column-width="8.361cm" style:rel-column-width="32206*"/>
    </style:style>
    <style:style style:name="Tabella2.C" style:family="table-column">
      <style:table-column-properties style:column-width="1.535cm" style:rel-column-width="5911*"/>
    </style:style>
    <style:style style:name="Tabella2.E" style:family="table-column">
      <style:table-column-properties style:column-width="1.535cm" style:rel-column-width="5914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style:vertical-align="middle" fo:padding="0.097cm" fo:border="0.002cm solid #000000"/>
    </style:style>
    <style:style style:name="Tabella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4" style:family="table-cell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2.772cm" fo:margin-left="0cm" fo:margin-right="0cm" table:align="margins" style:may-break-between-rows="true"/>
    </style:style>
    <style:style style:name="Tabella3.A" style:family="table-column">
      <style:table-column-properties style:column-width="8.276cm" style:rel-column-width="42461*"/>
    </style:style>
    <style:style style:name="Tabella3.B" style:family="table-column">
      <style:table-column-properties style:column-width="1.535cm" style:rel-column-width="7875*"/>
    </style:style>
    <style:style style:name="Tabella3.C" style:family="table-column">
      <style:table-column-properties style:column-width="1.533cm" style:rel-column-width="7866*"/>
    </style:style>
    <style:style style:name="Tabella3.D" style:family="table-column">
      <style:table-column-properties style:column-width="1.429cm" style:rel-column-width="7333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="0.049cm" fo:border="none"/>
    </style:style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3cm"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Heading">
      <style:paragraph-properties fo:margin-top="0cm" fo:margin-bottom="0cm" fo:text-align="start" style:justify-single-word="false" style:shadow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Heading">
      <style:paragraph-properties fo:margin-top="0cm" fo:margin-bottom="0cm" fo:text-align="end" style:justify-single-word="false" style:shadow="none">
        <style:tab-stops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fo:text-align="start" style:justify-single-word="false" style:shadow="non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top="0cm" fo:margin-bottom="0cm" fo:text-align="end" style:justify-single-word="false" style:shadow="non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fo:text-align="justify" style:justify-single-word="false" style:shadow="non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fo:text-align="start" style:justify-single-word="false" style:shadow="none">
        <style:tab-stops/>
      </style:paragraph-properties>
      <style:text-properties style:font-name="Arial"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header-rows>
          <table:table-row table:style-name="Tabella2.1">
            <table:table-cell table:style-name="Tabella2.A1" table:number-rows-spanned="2" office:value-type="string">
              <text:p text:style-name="P6">Docenti<text:span text:style-name="T3"><text:placeholder text:placeholder-type="text">&lt;setLang('it_IT' or 'en_US')&gt;</text:placeholder></text:span></text:p>
            </table:table-cell>
            <table:table-cell table:style-name="Tabella2.A1" table:number-rows-spanned="2" office:value-type="string">
              <text:p text:style-name="P6">Moduli</text:p>
            </table:table-cell>
            <table:table-cell table:style-name="Tabella2.C1" table:number-columns-spanned="3" office:value-type="string">
              <text:p text:style-name="P6">Totale ore</text:p>
            </table:table-cell>
            <table:covered-table-cell/>
            <table:covered-table-cell/>
          </table:table-row>
          <table:table-row table:style-name="Tabella2.1">
            <table:covered-table-cell/>
            <table:covered-table-cell/>
            <table:table-cell table:style-name="Tabella2.C2" office:value-type="string">
              <text:p text:style-name="P7">Lez.</text:p>
            </table:table-cell>
            <table:table-cell table:style-name="Tabella2.C2" office:value-type="string">
              <text:p text:style-name="P7">Lez. tot</text:p>
            </table:table-cell>
            <table:table-cell table:style-name="Tabella2.E2" office:value-type="string">
              <text:p text:style-name="P7">Edizioni</text:p>
            </table:table-cell>
          </table:table-row>
        </table:table-header-rows>
        <table:table-row table:style-name="Tabella2.1">
          <table:table-cell table:style-name="Tabella2.A3" table:number-columns-spanned="5" office:value-type="string">
            <text:p text:style-name="P5"><text:placeholder text:placeholder-type="text">&lt;for each="docenti in jobs_list(o.id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office:value-type="string">
            <text:p text:style-name="P8"><text:placeholder text:placeholder-type="text">&lt;docenti[0] or "Non trovato"&gt;</text:placeholder></text:p>
          </table:table-cell>
          <table:table-cell table:style-name="Tabella2.A3" table:number-columns-spanned="4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 table:style-name="Tabella3.1">
                <table:table-cell table:style-name="Tabella3.A1" table:number-columns-spanned="4" office:value-type="string">
                  <text:p text:style-name="P10"><text:placeholder text:placeholder-type="text">&lt;for each="materia in docenti[4]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ella3.1">
                <table:table-cell table:style-name="Tabella3.A1" office:value-type="string">
                  <text:p text:style-name="P13"><text:placeholder text:placeholder-type="text">&lt;materia[0]&gt;</text:placeholder></text:p>
                </table:table-cell>
                <table:table-cell table:style-name="Tabella3.A1" office:value-type="string">
                  <text:p text:style-name="P11"><text:placeholder text:placeholder-type="text">&lt;materia[2] or 0&gt;</text:placeholder></text:p>
                </table:table-cell>
                <table:table-cell table:style-name="Tabella3.A1" office:value-type="string">
                  <text:p text:style-name="P11"><text:placeholder text:placeholder-type="text">&lt;materia[3] or 0&gt;</text:placeholder></text:p>
                </table:table-cell>
                <table:table-cell table:style-name="Tabella3.A1" office:value-type="string">
                  <text:p text:style-name="P11"><text:placeholder text:placeholder-type="text">&lt;materia[1] or 0&gt;</text:placeholder></text:p>
                </table:table-cell>
              </table:table-row>
              <table:table-row table:style-name="Tabella3.1">
                <table:table-cell table:style-name="Tabella3.A1" table:number-columns-spanned="4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ella3.1">
                <table:table-cell table:style-name="Tabella3.A1" table:number-columns-spanned="3" office:value-type="string">
                  <text:p text:style-name="P9"/>
                </table:table-cell>
                <table:covered-table-cell/>
                <table:covered-table-cell/>
                <table:table-cell table:style-name="Tabella3.A1" office:value-type="string">
                  <text:p text:style-name="P9"><text:placeholder text:placeholder-type="text">&lt;docenti[1] or 0&gt;</text:placeholder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cm" fo:margin-bottom="0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style:shadow="none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tato docenti catalogo<text:span text:style-name="MT1">: </text:span><text:span text:style-name="MT2"><text:placeholder text:placeholder-type="text">&lt;o.name&gt;</text:placeholder></text:span><text:span text:style-name="MT2"> <text:s/>(anno </text:span><text:span text:style-name="MT2"><text:placeholder text:placeholder-type="text">&lt;o.year&gt;</text:placeholder></text:span><text:span text:style-name="MT2">)</text:span></text:p>
      </style:header>
      <style:footer>
        <text:p text:style-name="MP2"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8-09T10:12:31</dc:date>
    <meta:editing-duration>P4DT5H55M22S</meta:editing-duration>
    <meta:editing-cycles>246</meta:editing-cycles>
    <meta:generator>OpenOffice.org/3.3$Linux OpenOffice.org_project/330m20$Build-9567</meta:generator>
    <dc:creator>Nicola Riolini</dc:creator>
    <meta:document-statistic meta:table-count="2" meta:image-count="0" meta:object-count="0" meta:page-count="1" meta:paragraph-count="18" meta:word-count="46" meta:character-count="321"/>
    <meta:user-defined meta:name="Info 1"/>
    <meta:user-defined meta:name="Info 2"/>
    <meta:user-defined meta:name="Info 3"/>
    <meta:user-defined meta:name="Info 4"/>
  </office:meta>
</office:document-meta>
</file>